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201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200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200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2008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9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9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9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9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9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9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9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9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9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9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9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9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8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8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8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88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8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87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86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86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85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8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8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8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8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8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8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8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8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8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8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8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51098010501</text:p>
          </table:table-cell>
          <table:table-cell office:value-type="string" calcext:value-type="string">
            <text:p>4N 6W 5AA:G-033723</text:p>
          </table:table-cell>
          <table:table-cell office:value-type="string" calcext:value-type="string">
            <text:p>197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